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9 月 份" calcext:value-type="string">
              <text:p><text:s text:c="7"/>中 華 民 國 100 年 9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309" calcext:value-type="float">
            <text:p><text:s text:c="3"/>4,309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26" calcext:value-type="float">
            <text:p><text:s text:c="3"/>2.26 </text:p>
          </table:table-cell>
          <table:table-cell table:style-name="ce27" office:value-type="float" office:value="6343" calcext:value-type="float">
            <text:p><text:s text:c="3"/>6,343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33" calcext:value-type="float">
            <text:p><text:s text:c="3"/>3.33 </text:p>
          </table:table-cell>
          <table:table-cell table:style-name="ce27" office:value-type="float" office:value="18003" calcext:value-type="float">
            <text:p><text:s text:c="3"/>18,003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44" calcext:value-type="float">
            <text:p><text:s text:c="3"/>9.44 </text:p>
          </table:table-cell>
          <table:table-cell table:style-name="ce27" office:value-type="float" office:value="11660" calcext:value-type="float">
            <text:p><text:s text:c="3"/>11,660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6.12" calcext:value-type="float">
            <text:p><text:s text:c="3"/>6.12 </text:p>
          </table:table-cell>
          <table:table-cell table:style-name="ce27" office:value-type="float" office:value="13075" calcext:value-type="float">
            <text:p><text:s text:c="3"/>13,075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86" calcext:value-type="float">
            <text:p><text:s text:c="3"/>6.86 </text:p>
          </table:table-cell>
          <table:table-cell table:style-name="ce27" office:value-type="float" office:value="5069" calcext:value-type="float">
            <text:p><text:s text:c="3"/>5,069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6" calcext:value-type="float">
            <text:p><text:s text:c="3"/>2.66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454" calcext:value-type="float">
            <text:p><text:s text:c="3"/>1,454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53" calcext:value-type="float">
            <text:p><text:s text:c="3"/>4.53 </text:p>
          </table:table-cell>
          <table:table-cell table:style-name="ce27" office:value-type="float" office:value="1573" calcext:value-type="float">
            <text:p><text:s text:c="3"/>1,573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9" calcext:value-type="float">
            <text:p><text:s text:c="3"/>4.90 </text:p>
          </table:table-cell>
          <table:table-cell table:style-name="ce27" office:value-type="float" office:value="3076" calcext:value-type="float">
            <text:p><text:s text:c="3"/>3,076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57" calcext:value-type="float">
            <text:p><text:s text:c="3"/>9.57 </text:p>
          </table:table-cell>
          <table:table-cell table:style-name="ce27" office:value-type="float" office:value="1503" calcext:value-type="float">
            <text:p><text:s text:c="3"/>1,503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68" calcext:value-type="float">
            <text:p><text:s text:c="3"/>4.68 </text:p>
          </table:table-cell>
          <table:table-cell table:style-name="ce27" office:value-type="float" office:value="2604" calcext:value-type="float">
            <text:p><text:s text:c="3"/>2,604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8.1" calcext:value-type="float">
            <text:p><text:s text:c="3"/>8.10 </text:p>
          </table:table-cell>
          <table:table-cell table:style-name="ce27" office:value-type="float" office:value="972" calcext:value-type="float">
            <text:p><text:s text:c="3"/>972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38" office:value-type="float" office:value="3.03" calcext:value-type="float">
            <text:p><text:s text:c="3"/>3.0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035" calcext:value-type="float">
            <text:p><text:s text:c="3"/>1,035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77" calcext:value-type="float">
            <text:p><text:s text:c="3"/>4.77 </text:p>
          </table:table-cell>
          <table:table-cell table:style-name="ce27" office:value-type="float" office:value="1374" calcext:value-type="float">
            <text:p><text:s text:c="3"/>1,374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3" calcext:value-type="float">
            <text:p><text:s text:c="3"/>6.33 </text:p>
          </table:table-cell>
          <table:table-cell table:style-name="ce27" office:value-type="float" office:value="2550" calcext:value-type="float">
            <text:p><text:s text:c="3"/>2,550 </text:p>
          </table:table-cell>
          <table:table-cell table:style-name="ce23" office:value-type="float" office:value="0.97" calcext:value-type="float">
            <text:p><text:s text:c="3"/>0.97 </text:p>
          </table:table-cell>
          <table:table-cell table:style-name="ce23" office:value-type="float" office:value="11.75" calcext:value-type="float">
            <text:p><text:s text:c="3"/>11.75 </text:p>
          </table:table-cell>
          <table:table-cell table:style-name="ce27" office:value-type="float" office:value="1176" calcext:value-type="float">
            <text:p><text:s text:c="3"/>1,176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2" calcext:value-type="float">
            <text:p><text:s text:c="3"/>5.42 </text:p>
          </table:table-cell>
          <table:table-cell table:style-name="ce27" office:value-type="float" office:value="1732" calcext:value-type="float">
            <text:p><text:s text:c="3"/>1,732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98" calcext:value-type="float">
            <text:p><text:s text:c="3"/>7.98 </text:p>
          </table:table-cell>
          <table:table-cell table:style-name="ce27" office:value-type="float" office:value="505" calcext:value-type="float">
            <text:p><text:s text:c="3"/>505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093" calcext:value-type="float">
            <text:p><text:s text:c="3"/>1,093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5" calcext:value-type="float">
            <text:p><text:s text:c="3"/>5.00 </text:p>
          </table:table-cell>
          <table:table-cell table:style-name="ce27" office:value-type="float" office:value="1001" calcext:value-type="float">
            <text:p><text:s text:c="3"/>1,001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58" calcext:value-type="float">
            <text:p><text:s text:c="3"/>4.58 </text:p>
          </table:table-cell>
          <table:table-cell table:style-name="ce27" office:value-type="float" office:value="2113" calcext:value-type="float">
            <text:p><text:s text:c="3"/>2,113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67" calcext:value-type="float">
            <text:p><text:s text:c="3"/>9.67 </text:p>
          </table:table-cell>
          <table:table-cell table:style-name="ce27" office:value-type="float" office:value="1112" calcext:value-type="float">
            <text:p><text:s text:c="3"/>1,112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09" calcext:value-type="float">
            <text:p><text:s text:c="3"/>5.09 </text:p>
          </table:table-cell>
          <table:table-cell table:style-name="ce27" office:value-type="float" office:value="1494" calcext:value-type="float">
            <text:p><text:s text:c="3"/>1,494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84" calcext:value-type="float">
            <text:p><text:s text:c="3"/>6.84 </text:p>
          </table:table-cell>
          <table:table-cell table:style-name="ce27" office:value-type="float" office:value="541" calcext:value-type="float">
            <text:p><text:s text:c="3"/>541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8" calcext:value-type="float">
            <text:p><text:s text:c="3"/>2.4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394" calcext:value-type="float">
            <text:p><text:s text:c="3"/>394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6" calcext:value-type="float">
            <text:p><text:s text:c="3"/>2.56 </text:p>
          </table:table-cell>
          <table:table-cell table:style-name="ce27" office:value-type="float" office:value="208" calcext:value-type="float">
            <text:p><text:s text:c="3"/>208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35" calcext:value-type="float">
            <text:p><text:s text:c="3"/>1.35 </text:p>
          </table:table-cell>
          <table:table-cell table:style-name="ce27" office:value-type="float" office:value="1307" calcext:value-type="float">
            <text:p><text:s text:c="3"/>1,307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48" calcext:value-type="float">
            <text:p><text:s text:c="3"/>8.48 </text:p>
          </table:table-cell>
          <table:table-cell table:style-name="ce27" office:value-type="float" office:value="1099" calcext:value-type="float">
            <text:p><text:s text:c="3"/>1,099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13" calcext:value-type="float">
            <text:p><text:s text:c="3"/>7.13 </text:p>
          </table:table-cell>
          <table:table-cell table:style-name="ce27" office:value-type="float" office:value="927" calcext:value-type="float">
            <text:p><text:s text:c="3"/>927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6.01" calcext:value-type="float">
            <text:p><text:s text:c="3"/>6.01 </text:p>
          </table:table-cell>
          <table:table-cell table:style-name="ce27" office:value-type="float" office:value="399" calcext:value-type="float">
            <text:p><text:s text:c="3"/>399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9" calcext:value-type="float">
            <text:p><text:s text:c="3"/>2.59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19" calcext:value-type="float">
            <text:p><text:s text:c="3"/>319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" calcext:value-type="float">
            <text:p><text:s text:c="3"/>1.40 </text:p>
          </table:table-cell>
          <table:table-cell table:style-name="ce27" office:value-type="float" office:value="559" calcext:value-type="float">
            <text:p><text:s text:c="3"/>559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45" calcext:value-type="float">
            <text:p><text:s text:c="3"/>2.45 </text:p>
          </table:table-cell>
          <table:table-cell table:style-name="ce27" office:value-type="float" office:value="2023" calcext:value-type="float">
            <text:p><text:s text:c="3"/>2,023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88" calcext:value-type="float">
            <text:p><text:s text:c="3"/>8.88 </text:p>
          </table:table-cell>
          <table:table-cell table:style-name="ce27" office:value-type="float" office:value="1464" calcext:value-type="float">
            <text:p><text:s text:c="3"/>1,464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42" calcext:value-type="float">
            <text:p><text:s text:c="3"/>6.42 </text:p>
          </table:table-cell>
          <table:table-cell table:style-name="ce27" office:value-type="float" office:value="1480" calcext:value-type="float">
            <text:p><text:s text:c="3"/>1,480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49" calcext:value-type="float">
            <text:p><text:s text:c="3"/>6.49 </text:p>
          </table:table-cell>
          <table:table-cell table:style-name="ce27" office:value-type="float" office:value="650" calcext:value-type="float">
            <text:p><text:s text:c="3"/>650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85" calcext:value-type="float">
            <text:p><text:s text:c="3"/>2.85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004" calcext:value-type="float">
            <text:p><text:s/>－1,004 </text:p>
          </table:table-cell>
          <table:table-cell table:style-name="ce23" office:value-type="float" office:value="-0.11" calcext:value-type="float">
            <text:p><text:s/>－0.11 </text:p>
          </table:table-cell>
          <table:table-cell table:style-name="ce23" office:value-type="float" office:value="-1.32" calcext:value-type="float">
            <text:p><text:s/>－1.32 </text:p>
          </table:table-cell>
          <table:table-cell table:style-name="ce27" office:value-type="float" office:value="1542" calcext:value-type="float">
            <text:p><text:s text:c="3"/>1,542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2.03" calcext:value-type="float">
            <text:p><text:s text:c="3"/>2.03 </text:p>
          </table:table-cell>
          <table:table-cell table:style-name="ce27" office:value-type="float" office:value="6798" calcext:value-type="float">
            <text:p><text:s text:c="3"/>6,798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96" calcext:value-type="float">
            <text:p><text:s text:c="3"/>8.96 </text:p>
          </table:table-cell>
          <table:table-cell table:style-name="ce27" office:value-type="float" office:value="5256" calcext:value-type="float">
            <text:p><text:s text:c="3"/>5,256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93" calcext:value-type="float">
            <text:p><text:s text:c="3"/>6.93 </text:p>
          </table:table-cell>
          <table:table-cell table:style-name="ce27" office:value-type="float" office:value="4782" calcext:value-type="float">
            <text:p><text:s text:c="3"/>4,782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1" calcext:value-type="float">
            <text:p><text:s text:c="3"/>6.31 </text:p>
          </table:table-cell>
          <table:table-cell table:style-name="ce27" office:value-type="float" office:value="1995" calcext:value-type="float">
            <text:p><text:s text:c="3"/>1,995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3" calcext:value-type="float">
            <text:p><text:s text:c="3"/>2.63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5" calcext:value-type="float">
            <text:p><text:s/>－15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4" calcext:value-type="float">
            <text:p><text:s/>－0.40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8" office:value-type="float" office:value="300" calcext:value-type="float">
            <text:p><text:s text:c="3"/>300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95" calcext:value-type="float">
            <text:p><text:s text:c="3"/>7.95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8" calcext:value-type="float">
            <text:p><text:s text:c="3"/>7.58 </text:p>
          </table:table-cell>
          <table:table-cell table:style-name="ce28" office:value-type="float" office:value="240" calcext:value-type="float">
            <text:p><text:s text:c="3"/>240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28" office:value-type="float" office:value="109" calcext:value-type="float">
            <text:p><text:s text:c="3"/>109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323" calcext:value-type="float">
            <text:p><text:s text:c="3"/>1,32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1" calcext:value-type="float">
            <text:p><text:s text:c="3"/>8.01 </text:p>
          </table:table-cell>
          <table:table-cell table:style-name="ce28" office:value-type="float" office:value="881" calcext:value-type="float">
            <text:p><text:s text:c="3"/>881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3" calcext:value-type="float">
            <text:p><text:s text:c="3"/>5.33 </text:p>
          </table:table-cell>
          <table:table-cell table:style-name="ce28" office:value-type="float" office:value="1641" calcext:value-type="float">
            <text:p><text:s text:c="3"/>1,641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94" calcext:value-type="float">
            <text:p><text:s text:c="3"/>9.94 </text:p>
          </table:table-cell>
          <table:table-cell table:style-name="ce28" office:value-type="float" office:value="760" calcext:value-type="float">
            <text:p><text:s text:c="3"/>760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" calcext:value-type="float">
            <text:p><text:s text:c="3"/>4.60 </text:p>
          </table:table-cell>
          <table:table-cell table:style-name="ce28" office:value-type="float" office:value="1277" calcext:value-type="float">
            <text:p><text:s text:c="3"/>1,277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73" calcext:value-type="float">
            <text:p><text:s text:c="3"/>7.73 </text:p>
          </table:table-cell>
          <table:table-cell table:style-name="ce28" office:value-type="float" office:value="543" calcext:value-type="float">
            <text:p><text:s text:c="3"/>543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39" office:value-type="float" office:value="3.29" calcext:value-type="float">
            <text:p><text:s text:c="3"/>3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07" calcext:value-type="float">
            <text:p><text:s text:c="3"/>507 </text:p>
          </table:table-cell>
          <table:table-cell table:style-name="ce24" office:value-type="float" office:value="0.98" calcext:value-type="float">
            <text:p><text:s text:c="3"/>0.98 </text:p>
          </table:table-cell>
          <table:table-cell table:style-name="ce24" office:value-type="float" office:value="11.95" calcext:value-type="float">
            <text:p><text:s text:c="3"/>11.95 </text:p>
          </table:table-cell>
          <table:table-cell table:style-name="ce28" office:value-type="float" office:value="197" calcext:value-type="float">
            <text:p><text:s text:c="3"/>197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4" calcext:value-type="float">
            <text:p><text:s text:c="3"/>4.64 </text:p>
          </table:table-cell>
          <table:table-cell table:style-name="ce28" office:value-type="float" office:value="459" calcext:value-type="float">
            <text:p><text:s text:c="3"/>459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81" calcext:value-type="float">
            <text:p><text:s text:c="3"/>10.81 </text:p>
          </table:table-cell>
          <table:table-cell table:style-name="ce28" office:value-type="float" office:value="262" calcext:value-type="float">
            <text:p><text:s text:c="3"/>262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303" calcext:value-type="float">
            <text:p><text:s text:c="3"/>303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4" calcext:value-type="float">
            <text:p><text:s text:c="3"/>7.14 </text:p>
          </table:table-cell>
          <table:table-cell table:style-name="ce28" office:value-type="float" office:value="103" calcext:value-type="float">
            <text:p><text:s text:c="3"/>10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69" calcext:value-type="float">
            <text:p><text:s text:c="3"/>69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5" calcext:value-type="float">
            <text:p><text:s text:c="3"/>1.50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7" calcext:value-type="float">
            <text:p><text:s text:c="3"/>2.17 </text:p>
          </table:table-cell>
          <table:table-cell table:style-name="ce28" office:value-type="float" office:value="439" calcext:value-type="float">
            <text:p><text:s text:c="3"/>439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52" calcext:value-type="float">
            <text:p><text:s text:c="3"/>9.52 </text:p>
          </table:table-cell>
          <table:table-cell table:style-name="ce28" office:value-type="float" office:value="339" calcext:value-type="float">
            <text:p><text:s text:c="3"/>339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35" calcext:value-type="float">
            <text:p><text:s text:c="3"/>7.35 </text:p>
          </table:table-cell>
          <table:table-cell table:style-name="ce28" office:value-type="float" office:value="303" calcext:value-type="float">
            <text:p><text:s text:c="3"/>303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7" calcext:value-type="float">
            <text:p><text:s text:c="3"/>6.57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49" calcext:value-type="float">
            <text:p><text:s/>－549 </text:p>
          </table:table-cell>
          <table:table-cell table:style-name="ce24" office:value-type="float" office:value="-0.42" calcext:value-type="float">
            <text:p><text:s/>－0.42 </text:p>
          </table:table-cell>
          <table:table-cell table:style-name="ce24" office:value-type="float" office:value="-5.12" calcext:value-type="float">
            <text:p><text:s/>－5.12 </text:p>
          </table:table-cell>
          <table:table-cell table:style-name="ce28" office:value-type="float" office:value="336" calcext:value-type="float">
            <text:p><text:s text:c="3"/>336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14" calcext:value-type="float">
            <text:p><text:s text:c="3"/>3.14 </text:p>
          </table:table-cell>
          <table:table-cell table:style-name="ce28" office:value-type="float" office:value="1087" calcext:value-type="float">
            <text:p><text:s text:c="3"/>1,087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10.15" calcext:value-type="float">
            <text:p><text:s text:c="3"/>10.15 </text:p>
          </table:table-cell>
          <table:table-cell table:style-name="ce28" office:value-type="float" office:value="751" calcext:value-type="float">
            <text:p><text:s text:c="3"/>751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1" calcext:value-type="float">
            <text:p><text:s text:c="3"/>7.01 </text:p>
          </table:table-cell>
          <table:table-cell table:style-name="ce28" office:value-type="float" office:value="609" calcext:value-type="float">
            <text:p><text:s text:c="3"/>609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8" calcext:value-type="float">
            <text:p><text:s text:c="3"/>5.68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14" calcext:value-type="float">
            <text:p><text:s/>－314 </text:p>
          </table:table-cell>
          <table:table-cell table:style-name="ce24" office:value-type="float" office:value="-0.6" calcext:value-type="float">
            <text:p><text:s/>－0.60 </text:p>
          </table:table-cell>
          <table:table-cell table:style-name="ce24" office:value-type="float" office:value="-7.29" calcext:value-type="float">
            <text:p><text:s/>－7.29 </text:p>
          </table:table-cell>
          <table:table-cell table:style-name="ce28" office:value-type="float" office:value="-25" calcext:value-type="float">
            <text:p><text:s/>－25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8" office:value-type="float" office:value="323" calcext:value-type="float">
            <text:p><text:s text:c="3"/>323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" calcext:value-type="float">
            <text:p><text:s text:c="3"/>7.50 </text:p>
          </table:table-cell>
          <table:table-cell table:style-name="ce28" office:value-type="float" office:value="348" calcext:value-type="float">
            <text:p><text:s text:c="3"/>348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9" calcext:value-type="float">
            <text:p><text:s text:c="3"/>8.09 </text:p>
          </table:table-cell>
          <table:table-cell table:style-name="ce28" office:value-type="float" office:value="244" calcext:value-type="float">
            <text:p><text:s text:c="3"/>244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94" calcext:value-type="float">
            <text:p><text:s/>－294 </text:p>
          </table:table-cell>
          <table:table-cell table:style-name="ce24" office:value-type="float" office:value="-0.41" calcext:value-type="float">
            <text:p><text:s/>－0.41 </text:p>
          </table:table-cell>
          <table:table-cell table:style-name="ce24" office:value-type="float" office:value="-5.01" calcext:value-type="float">
            <text:p><text:s/>－5.01 </text:p>
          </table:table-cell>
          <table:table-cell table:style-name="ce28" office:value-type="float" office:value="-12" calcext:value-type="float">
            <text:p><text:s/>－12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8" office:value-type="float" office:value="471" calcext:value-type="float">
            <text:p><text:s text:c="3"/>471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2" calcext:value-type="float">
            <text:p><text:s text:c="3"/>8.02 </text:p>
          </table:table-cell>
          <table:table-cell table:style-name="ce28" office:value-type="float" office:value="483" calcext:value-type="float">
            <text:p><text:s text:c="3"/>483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3" calcext:value-type="float">
            <text:p><text:s text:c="3"/>8.23 </text:p>
          </table:table-cell>
          <table:table-cell table:style-name="ce28" office:value-type="float" office:value="318" calcext:value-type="float">
            <text:p><text:s text:c="3"/>318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42" calcext:value-type="float">
            <text:p><text:s text:c="3"/>5.42 </text:p>
          </table:table-cell>
          <table:table-cell table:style-name="ce28" office:value-type="float" office:value="121" calcext:value-type="float">
            <text:p><text:s text:c="3"/>121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83" calcext:value-type="float">
            <text:p><text:s/>－383 </text:p>
          </table:table-cell>
          <table:table-cell table:style-name="ce24" office:value-type="float" office:value="-0.71" calcext:value-type="float">
            <text:p><text:s/>－0.71 </text:p>
          </table:table-cell>
          <table:table-cell table:style-name="ce24" office:value-type="float" office:value="-8.64" calcext:value-type="float">
            <text:p><text:s/>－8.64 </text:p>
          </table:table-cell>
          <table:table-cell table:style-name="ce28" office:value-type="float" office:value="-86" calcext:value-type="float">
            <text:p><text:s/>－86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94" calcext:value-type="float">
            <text:p><text:s/>－1.94 </text:p>
          </table:table-cell>
          <table:table-cell table:style-name="ce28" office:value-type="float" office:value="304" calcext:value-type="float">
            <text:p><text:s text:c="3"/>304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28" office:value-type="float" office:value="390" calcext:value-type="float">
            <text:p><text:s text:c="3"/>390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8" calcext:value-type="float">
            <text:p><text:s text:c="3"/>8.80 </text:p>
          </table:table-cell>
          <table:table-cell table:style-name="ce28" office:value-type="float" office:value="194" calcext:value-type="float">
            <text:p><text:s text:c="3"/>194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8" calcext:value-type="float">
            <text:p><text:s text:c="3"/>4.38 </text:p>
          </table:table-cell>
          <table:table-cell table:style-name="ce28" office:value-type="float" office:value="113" calcext:value-type="float">
            <text:p><text:s text:c="3"/>11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968" calcext:value-type="float">
            <text:p><text:s/>－968 </text:p>
          </table:table-cell>
          <table:table-cell table:style-name="ce24" office:value-type="float" office:value="-1.12" calcext:value-type="float">
            <text:p><text:s/>－1.12 </text:p>
          </table:table-cell>
          <table:table-cell table:style-name="ce24" office:value-type="float" office:value="-13.58" calcext:value-type="float">
            <text:p><text:s/>－13.58 </text:p>
          </table:table-cell>
          <table:table-cell table:style-name="ce28" office:value-type="float" office:value="-150" calcext:value-type="float">
            <text:p><text:s/>－150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.11" calcext:value-type="float">
            <text:p><text:s/>－2.11 </text:p>
          </table:table-cell>
          <table:table-cell table:style-name="ce28" office:value-type="float" office:value="491" calcext:value-type="float">
            <text:p><text:s text:c="3"/>491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89" calcext:value-type="float">
            <text:p><text:s text:c="3"/>6.89 </text:p>
          </table:table-cell>
          <table:table-cell table:style-name="ce28" office:value-type="float" office:value="641" calcext:value-type="float">
            <text:p><text:s text:c="3"/>641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9" calcext:value-type="float">
            <text:p><text:s text:c="3"/>9.00 </text:p>
          </table:table-cell>
          <table:table-cell table:style-name="ce28" office:value-type="float" office:value="328" calcext:value-type="float">
            <text:p><text:s text:c="3"/>328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" calcext:value-type="float">
            <text:p><text:s text:c="3"/>4.60 </text:p>
          </table:table-cell>
          <table:table-cell table:style-name="ce28" office:value-type="float" office:value="186" calcext:value-type="float">
            <text:p><text:s text:c="3"/>186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59" calcext:value-type="float">
            <text:p><text:s/>－259 </text:p>
          </table:table-cell>
          <table:table-cell table:style-name="ce24" office:value-type="float" office:value="-1.13" calcext:value-type="float">
            <text:p><text:s/>－1.13 </text:p>
          </table:table-cell>
          <table:table-cell table:style-name="ce24" office:value-type="float" office:value="-13.77" calcext:value-type="float">
            <text:p><text:s/>－13.77 </text:p>
          </table:table-cell>
          <table:table-cell table:style-name="ce28" office:value-type="float" office:value="-45" calcext:value-type="float">
            <text:p><text:s/>－45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39" calcext:value-type="float">
            <text:p><text:s/>－2.39 </text:p>
          </table:table-cell>
          <table:table-cell table:style-name="ce28" office:value-type="float" office:value="142" calcext:value-type="float">
            <text:p><text:s text:c="3"/>142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5" calcext:value-type="float">
            <text:p><text:s text:c="3"/>7.55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95" calcext:value-type="float">
            <text:p><text:s text:c="3"/>9.95 </text:p>
          </table:table-cell>
          <table:table-cell table:style-name="ce28" office:value-type="float" office:value="120" calcext:value-type="float">
            <text:p><text:s text:c="3"/>120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8" calcext:value-type="float">
            <text:p><text:s text:c="3"/>6.38 </text:p>
          </table:table-cell>
          <table:table-cell table:style-name="ce28" office:value-type="float" office:value="64" calcext:value-type="float">
            <text:p><text:s text:c="3"/>64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39" office:value-type="float" office:value="3.4" calcext:value-type="float">
            <text:p><text:s text:c="3"/>3.4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15" calcext:value-type="float">
            <text:p><text:s/>－215 </text:p>
          </table:table-cell>
          <table:table-cell table:style-name="ce24" office:value-type="float" office:value="-0.64" calcext:value-type="float">
            <text:p><text:s/>－0.64 </text:p>
          </table:table-cell>
          <table:table-cell table:style-name="ce24" office:value-type="float" office:value="-7.76" calcext:value-type="float">
            <text:p><text:s/>－7.76 </text:p>
          </table:table-cell>
          <table:table-cell table:style-name="ce28" office:value-type="float" office:value="-35" calcext:value-type="float">
            <text:p><text:s/>－35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6" calcext:value-type="float">
            <text:p><text:s/>－1.26 </text:p>
          </table:table-cell>
          <table:table-cell table:style-name="ce28" office:value-type="float" office:value="226" calcext:value-type="float">
            <text:p><text:s text:c="3"/>22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6" calcext:value-type="float">
            <text:p><text:s text:c="3"/>8.16 </text:p>
          </table:table-cell>
          <table:table-cell table:style-name="ce28" office:value-type="float" office:value="261" calcext:value-type="float">
            <text:p><text:s text:c="3"/>26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42" calcext:value-type="float">
            <text:p><text:s text:c="3"/>9.42 </text:p>
          </table:table-cell>
          <table:table-cell table:style-name="ce28" office:value-type="float" office:value="155" calcext:value-type="float">
            <text:p><text:s text:c="3"/>155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59" calcext:value-type="float">
            <text:p><text:s text:c="3"/>5.59 </text:p>
          </table:table-cell>
          <table:table-cell table:style-name="ce28" office:value-type="float" office:value="76" calcext:value-type="float">
            <text:p><text:s text:c="3"/>76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37" calcext:value-type="float">
            <text:p><text:s text:c="3"/>137 </text:p>
          </table:table-cell>
          <table:table-cell table:style-name="ce24" office:value-type="float" office:value="1.42" calcext:value-type="float">
            <text:p><text:s text:c="3"/>1.42 </text:p>
          </table:table-cell>
          <table:table-cell table:style-name="ce24" office:value-type="float" office:value="17.25" calcext:value-type="float">
            <text:p><text:s text:c="3"/>17.25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69" calcext:value-type="float">
            <text:p><text:s text:c="3"/>9.69 </text:p>
          </table:table-cell>
          <table:table-cell table:style-name="ce28" office:value-type="float" office:value="72" calcext:value-type="float">
            <text:p><text:s text:c="3"/>72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9.06" calcext:value-type="float">
            <text:p><text:s text:c="3"/>9.06 </text:p>
          </table:table-cell>
          <table:table-cell table:style-name="ce28" office:value-type="float" office:value="49" calcext:value-type="float">
            <text:p><text:s text:c="3"/>49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409" calcext:value-type="float">
            <text:p><text:s/>－409 </text:p>
          </table:table-cell>
          <table:table-cell table:style-name="ce24" office:value-type="float" office:value="-1.07" calcext:value-type="float">
            <text:p><text:s/>－1.07 </text:p>
          </table:table-cell>
          <table:table-cell table:style-name="ce24" office:value-type="float" office:value="-13.06" calcext:value-type="float">
            <text:p><text:s/>－13.06 </text:p>
          </table:table-cell>
          <table:table-cell table:style-name="ce28" office:value-type="float" office:value="-10" calcext:value-type="float">
            <text:p><text:s/>－10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32" calcext:value-type="float">
            <text:p><text:s/>－0.32 </text:p>
          </table:table-cell>
          <table:table-cell table:style-name="ce28" office:value-type="float" office:value="176" calcext:value-type="float">
            <text:p><text:s text:c="3"/>176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2" calcext:value-type="float">
            <text:p><text:s text:c="3"/>5.62 </text:p>
          </table:table-cell>
          <table:table-cell table:style-name="ce28" office:value-type="float" office:value="186" calcext:value-type="float">
            <text:p><text:s text:c="3"/>186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4" calcext:value-type="float">
            <text:p><text:s text:c="3"/>5.94 </text:p>
          </table:table-cell>
          <table:table-cell table:style-name="ce28" office:value-type="float" office:value="223" calcext:value-type="float">
            <text:p><text:s text:c="3"/>223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2" calcext:value-type="float">
            <text:p><text:s text:c="3"/>7.12 </text:p>
          </table:table-cell>
          <table:table-cell table:style-name="ce18" office:value-type="float" office:value="114" calcext:value-type="float">
            <text:p><text:s text:c="3"/>114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39" office:value-type="float" office:value="3.64" calcext:value-type="float">
            <text:p><text:s text:c="3"/>3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568" calcext:value-type="float">
            <text:p><text:s text:c="3"/>568 </text:p>
          </table:table-cell>
          <table:table-cell table:style-name="ce24" office:value-type="float" office:value="1.36" calcext:value-type="float">
            <text:p><text:s text:c="3"/>1.36 </text:p>
          </table:table-cell>
          <table:table-cell table:style-name="ce24" office:value-type="float" office:value="16.53" calcext:value-type="float">
            <text:p><text:s text:c="3"/>16.53 </text:p>
          </table:table-cell>
          <table:table-cell table:style-name="ce28" office:value-type="float" office:value="321" calcext:value-type="float">
            <text:p><text:s text:c="3"/>32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34" calcext:value-type="float">
            <text:p><text:s text:c="3"/>9.34 </text:p>
          </table:table-cell>
          <table:table-cell table:style-name="ce28" office:value-type="float" office:value="472" calcext:value-type="float">
            <text:p><text:s text:c="3"/>472 </text:p>
          </table:table-cell>
          <table:table-cell table:style-name="ce24" office:value-type="float" office:value="1.13" calcext:value-type="float">
            <text:p><text:s text:c="3"/>1.13 </text:p>
          </table:table-cell>
          <table:table-cell table:style-name="ce24" office:value-type="float" office:value="13.73" calcext:value-type="float">
            <text:p><text:s text:c="3"/>13.73 </text:p>
          </table:table-cell>
          <table:table-cell table:style-name="ce28" office:value-type="float" office:value="151" calcext:value-type="float">
            <text:p><text:s text:c="3"/>151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9" calcext:value-type="float">
            <text:p><text:s text:c="3"/>4.39 </text:p>
          </table:table-cell>
          <table:table-cell table:style-name="ce28" office:value-type="float" office:value="302" calcext:value-type="float">
            <text:p><text:s text:c="3"/>302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9" calcext:value-type="float">
            <text:p><text:s text:c="3"/>8.79 </text:p>
          </table:table-cell>
          <table:table-cell table:style-name="ce18" office:value-type="float" office:value="81" calcext:value-type="float">
            <text:p><text:s text:c="3"/>8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02" calcext:value-type="float">
            <text:p><text:s/>－202 </text:p>
          </table:table-cell>
          <table:table-cell table:style-name="ce24" office:value-type="float" office:value="-0.74" calcext:value-type="float">
            <text:p><text:s/>－0.74 </text:p>
          </table:table-cell>
          <table:table-cell table:style-name="ce24" office:value-type="float" office:value="-9.04" calcext:value-type="float">
            <text:p><text:s/>－9.04 </text:p>
          </table:table-cell>
          <table:table-cell table:style-name="ce28" office:value-type="float" office:value="51" calcext:value-type="float">
            <text:p><text:s text:c="3"/>5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28" calcext:value-type="float">
            <text:p><text:s text:c="3"/>2.28 </text:p>
          </table:table-cell>
          <table:table-cell table:style-name="ce28" office:value-type="float" office:value="190" calcext:value-type="float">
            <text:p><text:s text:c="3"/>190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5" calcext:value-type="float">
            <text:p><text:s text:c="3"/>8.50 </text:p>
          </table:table-cell>
          <table:table-cell table:style-name="ce28" office:value-type="float" office:value="139" calcext:value-type="float">
            <text:p><text:s text:c="3"/>139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2" calcext:value-type="float">
            <text:p><text:s text:c="3"/>6.22 </text:p>
          </table:table-cell>
          <table:table-cell table:style-name="ce28" office:value-type="float" office:value="117" calcext:value-type="float">
            <text:p><text:s text:c="3"/>117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24" calcext:value-type="float">
            <text:p><text:s text:c="3"/>5.24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018" calcext:value-type="float">
            <text:p><text:s text:c="3"/>1,018 </text:p>
          </table:table-cell>
          <table:table-cell table:style-name="ce23" office:value-type="float" office:value="9.16" calcext:value-type="float">
            <text:p><text:s text:c="3"/>9.16 </text:p>
          </table:table-cell>
          <table:table-cell table:style-name="ce23" office:value-type="float" office:value="111.48" calcext:value-type="float">
            <text:p><text:s text:c="3"/>111.48 </text:p>
          </table:table-cell>
          <table:table-cell table:style-name="ce27" office:value-type="float" office:value="86" calcext:value-type="float">
            <text:p><text:s text:c="3"/>86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37" calcext:value-type="float">
            <text:p><text:s text:c="3"/>9.37 </text:p>
          </table:table-cell>
          <table:table-cell table:style-name="ce27" office:value-type="float" office:value="136" calcext:value-type="float">
            <text:p><text:s text:c="3"/>136 </text:p>
          </table:table-cell>
          <table:table-cell table:style-name="ce23" office:value-type="float" office:value="1.22" calcext:value-type="float">
            <text:p><text:s text:c="3"/>1.22 </text:p>
          </table:table-cell>
          <table:table-cell table:style-name="ce23" office:value-type="float" office:value="14.83" calcext:value-type="float">
            <text:p><text:s text:c="3"/>14.83 </text:p>
          </table:table-cell>
          <table:table-cell table:style-name="ce27" office:value-type="float" office:value="50" calcext:value-type="float">
            <text:p><text:s text:c="3"/>50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5" calcext:value-type="float">
            <text:p><text:s text:c="3"/>5.45 </text:p>
          </table:table-cell>
          <table:table-cell table:style-name="ce27" office:value-type="float" office:value="56" calcext:value-type="float">
            <text:p><text:s text:c="3"/>56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6.1" calcext:value-type="float">
            <text:p><text:s text:c="3"/>6.10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38" office:value-type="float" office:value="0.76" calcext:value-type="float">
            <text:p><text:s text:c="3"/>0.76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970" calcext:value-type="float">
            <text:p><text:s text:c="3"/>970 </text:p>
          </table:table-cell>
          <table:table-cell table:style-name="ce25" office:value-type="float" office:value="9.6" calcext:value-type="float">
            <text:p><text:s text:c="3"/>9.60 </text:p>
          </table:table-cell>
          <table:table-cell table:style-name="ce25" office:value-type="float" office:value="116.74" calcext:value-type="float">
            <text:p><text:s text:c="3"/>116.74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31" office:value-type="float" office:value="0.74" calcext:value-type="float">
            <text:p><text:s text:c="3"/>0.74 </text:p>
          </table:table-cell>
          <table:table-cell table:style-name="ce31" office:value-type="float" office:value="8.98" calcext:value-type="float">
            <text:p><text:s text:c="3"/>8.98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31" office:value-type="float" office:value="1.19" calcext:value-type="float">
            <text:p><text:s text:c="3"/>1.19 </text:p>
          </table:table-cell>
          <table:table-cell table:style-name="ce31" office:value-type="float" office:value="14.49" calcext:value-type="float">
            <text:p><text:s text:c="3"/>14.49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31" office:value-type="float" office:value="0.45" calcext:value-type="float">
            <text:p><text:s text:c="3"/>0.45 </text:p>
          </table:table-cell>
          <table:table-cell table:style-name="ce31" office:value-type="float" office:value="5.51" calcext:value-type="float">
            <text:p><text:s text:c="3"/>5.51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31" office:value-type="float" office:value="0.53" calcext:value-type="float">
            <text:p><text:s text:c="3"/>0.53 </text:p>
          </table:table-cell>
          <table:table-cell table:style-name="ce31" office:value-type="float" office:value="6.47" calcext:value-type="float">
            <text:p><text:s text:c="3"/>6.47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31" office:value-type="float" office:value="0.06" calcext:value-type="float">
            <text:p><text:s text:c="3"/>0.06 </text:p>
          </table:table-cell>
          <table:table-cell table:style-name="ce40" office:value-type="float" office:value="0.72" calcext:value-type="float">
            <text:p><text:s text:c="3"/>0.7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4" office:value-type="float" office:value="4.8" calcext:value-type="float">
            <text:p><text:s text:c="3"/>4.80 </text:p>
          </table:table-cell>
          <table:table-cell table:style-name="ce24" office:value-type="float" office:value="58.34" calcext:value-type="float">
            <text:p><text:s text:c="3"/>58.34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1.1" calcext:value-type="float">
            <text:p><text:s text:c="3"/>1.10 </text:p>
          </table:table-cell>
          <table:table-cell table:style-name="ce24" office:value-type="float" office:value="13.34" calcext:value-type="float">
            <text:p><text:s text:c="3"/>13.34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1.49" calcext:value-type="float">
            <text:p><text:s text:c="3"/>1.49 </text:p>
          </table:table-cell>
          <table:table-cell table:style-name="ce24" office:value-type="float" office:value="18.19" calcext:value-type="float">
            <text:p><text:s text:c="3"/>18.19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5" calcext:value-type="float">
            <text:p><text:s text:c="3"/>4.85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3" calcext:value-type="float">
            <text:p><text:s text:c="3"/>2.43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9" office:value-type="float" office:value="1.21" calcext:value-type="float">
            <text:p><text:s text:c="3"/>1.21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10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10-05T16:27:08</dc:date>
    <meta:print-date>2011-09-05T18:18:37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